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.NET 21.1.0 --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automatic-styles>
    <style:style style:name="P1" style:family="paragraph" style:parent-style-name="Normal" style:master-page-name="Standard"/>
    <style:style style:name="T1_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2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3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3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3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2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4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6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4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4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6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5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5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4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6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68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6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7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8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9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3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0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7" style:family="text">
      <style:text-properties style:font-name="Times New Roman" style:font-name-asian="Times New Roman" style:font-name-complex="Times New Roman" fo:language="none" fo:language-asian="none" fo:language-complex="ar" fo:country-complex="SA"/>
    </style:style>
    <style:style style:name="T1_10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0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4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5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6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7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8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19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0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1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2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3" style:family="text">
      <style:text-properties style:font-name="Times New Roman" style:font-name-asian="Times New Roman" style:font-name-complex="Times New Roman" fo:language="none" fo:language-asian="none" fo:language-complex="none"/>
    </style:style>
    <style:style style:name="T1_124" style:family="text">
      <style:text-properties style:font-name="Times New Roman" style:font-name-asian="Times New Roman" style:font-name-complex="Times New Roman" fo:language="none" fo:language-asian="none" fo:language-complex="none"/>
    </style:style>
  </office:automatic-styles>
  <office:body>
    <office:text>
      <text:p text:style-name="P1"><text:span text:style-name="T1_1">&lt;!DOCTYPE<text:s/>html&gt;<text:s/></text:span><text:span text:style-name="T1_2"><text:line-break/></text:span><text:span text:style-name="T1_3">&lt;html<text:s/>lang="ar"&gt;<text:s/></text:span><text:span text:style-name="T1_4"><text:line-break/></text:span><text:span text:style-name="T1_5">&lt;head&gt;<text:s/></text:span><text:span text:style-name="T1_6"><text:line-break/></text:span><text:span text:style-name="T1_7"> &lt;meta<text:s/>charset="UTF-8"&gt;<text:s/></text:span><text:span text:style-name="T1_8"><text:line-break/></text:span><text:span text:style-name="T1_9"> &lt;title&gt;</text:span><text:span text:style-name="T1_10">حاسبة<text:s/>العملات</text:span><text:span text:style-name="T1_11">&lt;/title&gt;<text:s/></text:span><text:span text:style-name="T1_12"><text:line-break/></text:span><text:span text:style-name="T1_13"> &lt;style&gt;<text:s/></text:span><text:span text:style-name="T1_14"><text:line-break/></text:span><text:span text:style-name="T1_15"> <text:s/> body<text:s/>{<text:s/>font-family:<text:s/>Arial;<text:s/>text-align:<text:s/>center;<text:s/>background:<text:s/>#f8f8f8;<text:s/>padding:<text:s/>20px;<text:s/>}<text:s/></text:span><text:span text:style-name="T1_16"><text:line-break/></text:span><text:span text:style-name="T1_17"> <text:s/> h1<text:s/>{<text:s/>color:<text:s/>#333;<text:s/>}<text:s/></text:span><text:span text:style-name="T1_18"><text:line-break/></text:span><text:span text:style-name="T1_19"> <text:s/> table<text:s/>{<text:s/>margin:<text:s/>20px<text:s/>auto;<text:s/>border-collapse:<text:s/>collapse;<text:s/>width:<text:s/>80%;<text:s/>max-width:<text:s/>600px;<text:s/>}<text:s/></text:span><text:span text:style-name="T1_20"><text:line-break/></text:span><text:span text:style-name="T1_21"> <text:s/> th,<text:s/>td<text:s/>{<text:s/>padding:<text:s/>12px;<text:s/>border:<text:s/>1px<text:s/>solid<text:s/>#ccc;<text:s/>}<text:s/></text:span><text:span text:style-name="T1_22"><text:line-break/></text:span><text:span text:style-name="T1_23"> <text:s/> th<text:s/>{<text:s/>background-color:<text:s/>#eee;<text:s/>}<text:s/></text:span><text:span text:style-name="T1_24"><text:line-break/></text:span><text:span text:style-name="T1_25"> &lt;/style&gt;<text:s/></text:span><text:span text:style-name="T1_26"><text:line-break/></text:span><text:span text:style-name="T1_27">&lt;/head&gt;<text:s/></text:span><text:span text:style-name="T1_28"><text:line-break/></text:span><text:span text:style-name="T1_29">&lt;body&gt;<text:s/></text:span><text:span text:style-name="T1_30"><text:line-break/></text:span><text:span text:style-name="T1_31"><text:line-break/></text:span><text:span text:style-name="T1_32"> &lt;h1&gt;</text:span><text:span text:style-name="T1_33">أسعار<text:s/>العملات<text:s/>والذهب</text:span><text:span text:style-name="T1_34">&lt;/h1&gt;<text:s/></text:span><text:span text:style-name="T1_35"><text:line-break/></text:span><text:span text:style-name="T1_36"><text:line-break/></text:span><text:span text:style-name="T1_37"> &lt;table&gt;<text:s/></text:span><text:span text:style-name="T1_38"><text:line-break/></text:span><text:span text:style-name="T1_39"> <text:s/> &lt;tr&gt;<text:s/></text:span><text:span text:style-name="T1_40"><text:line-break/></text:span><text:span text:style-name="T1_41"> <text:s/> <text:s/> &lt;th&gt;</text:span><text:span text:style-name="T1_42">الأصل</text:span><text:span text:style-name="T1_43">&lt;/th&gt;<text:s/></text:span><text:span text:style-name="T1_44"><text:line-break/></text:span><text:span text:style-name="T1_45"> <text:s/> <text:s/> &lt;th&gt;</text:span><text:span text:style-name="T1_46">السعر<text:s/>بالدولار</text:span><text:span text:style-name="T1_47">&lt;/th&gt;<text:s/></text:span><text:span text:style-name="T1_48"><text:line-break/></text:span><text:span text:style-name="T1_49"> <text:s/> &lt;/tr&gt;<text:s/></text:span><text:span text:style-name="T1_50"><text:line-break/></text:span><text:span text:style-name="T1_51"> <text:s/> &lt;tr&gt;<text:s/></text:span><text:span text:style-name="T1_52"><text:line-break/></text:span><text:span text:style-name="T1_53"> <text:s/> <text:s/> &lt;td&gt;Bitcoin<text:s/>(BTC/USD)&lt;/td&gt;<text:s/></text:span><text:span text:style-name="T1_54"><text:line-break/></text:span><text:span text:style-name="T1_55"> <text:s/> <text:s/> &lt;td<text:s/>id="btc-price"&gt;</text:span><text:span text:style-name="T1_56">جار<text:s/>التحميل</text:span><text:span text:style-name="T1_57">...&lt;/td&gt;<text:s/></text:span><text:span text:style-name="T1_58"><text:line-break/></text:span><text:span text:style-name="T1_59"> <text:s/> &lt;/tr&gt;<text:s/></text:span><text:span text:style-name="T1_60"><text:line-break/></text:span><text:span text:style-name="T1_61"> <text:s/> &lt;tr&gt;<text:s/></text:span><text:span text:style-name="T1_62"><text:line-break/></text:span><text:span text:style-name="T1_63"> <text:s/> <text:s/> &lt;td&gt;</text:span><text:span text:style-name="T1_64">الذهب</text:span><text:span text:style-name="T1_65"><text:s/>(XAU/USD)&lt;/td&gt;<text:s/></text:span><text:span text:style-name="T1_66"><text:line-break/></text:span><text:span text:style-name="T1_67"> <text:s/> <text:s/> &lt;td<text:s/>id="gold-price"&gt;</text:span><text:span text:style-name="T1_68">جار<text:s/>التحميل</text:span><text:span text:style-name="T1_69">...&lt;/td&gt;<text:s/></text:span><text:span text:style-name="T1_70"><text:line-break/></text:span><text:span text:style-name="T1_71"> <text:s/> &lt;/tr&gt;<text:s/></text:span><text:span text:style-name="T1_72"><text:line-break/></text:span><text:span text:style-name="T1_73"> &lt;/table&gt;<text:s/></text:span><text:span text:style-name="T1_74"><text:line-break/></text:span><text:span text:style-name="T1_75"><text:line-break/></text:span><text:span text:style-name="T1_76"> &lt;script&gt;<text:s/></text:span><text:span text:style-name="T1_77"><text:line-break/></text:span><text:span text:style-name="T1_78"> <text:s/> async<text:s/>function<text:s/>fetchPrices()<text:s/>{<text:s/></text:span><text:span text:style-name="T1_79"><text:line-break/></text:span><text:span text:style-name="T1_80"> <text:s/> <text:s/> try<text:s/>{<text:s/></text:span><text:span text:style-name="T1_81"><text:line-break/></text:span><text:span text:style-name="T1_82"> <text:s/> <text:s/> <text:s/> //<text:s/>Bitcoin<text:s/>price<text:s/></text:span><text:span text:style-name="T1_83"><text:line-break/></text:span><text:span text:style-name="T1_84"> <text:s/> <text:s/> <text:s/> const<text:s/>btcRes<text:s/>=<text:s/>await<text:s/>fetch("https://api.coindesk.com/v1/bpi/currentprice/BTC.json");<text:s/></text:span><text:span text:style-name="T1_85"><text:line-break/></text:span><text:span text:style-name="T1_86"> <text:s/> <text:s/> <text:s/> const<text:s/>btcData<text:s/>=<text:s/>await<text:s/>btcRes.json();<text:s/></text:span><text:span text:style-name="T1_87"><text:line-break/></text:span><text:span text:style-name="T1_88"> <text:s/> <text:s/> <text:s/> document.getElementById("btc-price").innerText<text:s/>=<text:s/>btcData.bpi.USD.rate<text:s/>+<text:s/>"<text:s/>$";<text:s/></text:span><text:span text:style-name="T1_89"><text:line-break/></text:span><text:span text:style-name="T1_90"><text:line-break/></text:span><text:span text:style-name="T1_91"> <text:s/> <text:s/> <text:s/> //<text:s/>Gold<text:s/>price<text:s/></text:span><text:span text:style-name="T1_92"><text:line-break/></text:span><text:span text:style-name="T1_93"> <text:s/> <text:s/> <text:s/> const<text:s/>goldRes<text:s/>=<text:s/>await<text:s/>fetch("https://api.metals.live/v1/spot");<text:s/></text:span><text:span text:style-name="T1_94"><text:line-break/></text:span><text:span text:style-name="T1_95"> <text:s/> <text:s/> <text:s/> const<text:s/>goldData<text:s/>=<text:s/>await<text:s/>goldRes.json();<text:s/></text:span><text:span text:style-name="T1_96"><text:line-break/></text:span><text:span text:style-name="T1_97"> <text:s/> <text:s/> <text:s/> document.getElementById("gold-price").innerText<text:s/>=<text:s/>goldData[0].gold<text:s/>+<text:s/>"<text:s/>$";<text:s/></text:span><text:span text:style-name="T1_98"><text:line-break/></text:span><text:span text:style-name="T1_99"><text:line-break/></text:span><text:span text:style-name="T1_100"> <text:s/> <text:s/> }<text:s/>catch<text:s/>(error)<text:s/>{<text:s/></text:span><text:span text:style-name="T1_101"><text:line-break/></text:span><text:span text:style-name="T1_102"> <text:s/> <text:s/> <text:s/> document.getElementById("btc-price").innerText<text:s/>=<text:s/>"</text:span><text:span text:style-name="T1_103">خطأ<text:s/>في<text:s/>جلب<text:s/>البيانات</text:span><text:span text:style-name="T1_104">";<text:s/></text:span><text:span text:style-name="T1_105"><text:line-break/></text:span><text:span text:style-name="T1_106"> <text:s/> <text:s/> <text:s/> document.getElementById("gold-price").innerText<text:s/>=<text:s/>"</text:span><text:span text:style-name="T1_107">خطأ<text:s/>في<text:s/>جلب<text:s/>البيانات</text:span><text:span text:style-name="T1_108">";<text:s/></text:span><text:span text:style-name="T1_109"><text:line-break/></text:span><text:span text:style-name="T1_110"> <text:s/> <text:s/> <text:s/> console.error(error);<text:s/></text:span><text:span text:style-name="T1_111"><text:line-break/></text:span><text:span text:style-name="T1_112"> <text:s/> <text:s/> }<text:s/></text:span><text:span text:style-name="T1_113"><text:line-break/></text:span><text:span text:style-name="T1_114"> <text:s/> }<text:s/></text:span><text:span text:style-name="T1_115"><text:line-break/></text:span><text:span text:style-name="T1_116"><text:line-break/></text:span><text:span text:style-name="T1_117"> <text:s/> fetchPrices();<text:s/></text:span><text:span text:style-name="T1_118"><text:line-break/></text:span><text:span text:style-name="T1_119"> &lt;/script&gt;<text:s/></text:span><text:span text:style-name="T1_120"><text:line-break/></text:span><text:span text:style-name="T1_121"><text:line-break/></text:span><text:span text:style-name="T1_122">&lt;/body&gt;<text:s/></text:span><text:span text:style-name="T1_123"><text:line-break/></text:span><text:span text:style-name="T1_124">&lt;/html&gt;<text:s/>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Times New Roman" svg:font-family="Times New Roman" style:font-pitch="variable" style:font-family-generic="roman"/>
    <style:font-face style:name="Helvetica" svg:font-family="Helvetic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style:font-name="Helvetica" fo:font-size="12pt" style:font-name-asian="Helvetica" style:font-size-asian="12pt" style:font-name-complex="Helvetica" style:font-size-complex="12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.NET 21.1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